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, 'Arial Unicode MS'"/>
    <style:font-face style:name="Symbol" svg:font-family="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WW8Num3">
      <style:text-properties fo:color="#000000" style:font-name="Times New Roman" fo:font-style="normal" style:text-underline-style="none" fo:font-weight="bold" officeooo:rsid="001c761e" officeooo:paragraph-rsid="00166fc8" style:font-style-asian="normal" style:font-weight-asian="bold" style:font-name-complex="Times New Roman" style:font-style-complex="normal" style:font-weight-complex="bold"/>
    </style:style>
    <style:style style:name="P2" style:family="paragraph" style:parent-style-name="Standard" style:list-style-name="WW8Num3">
      <style:text-properties fo:color="#000000" style:font-name="Times New Roman" fo:font-style="normal" style:text-underline-style="none" fo:font-weight="bold" officeooo:rsid="001c761e" officeooo:paragraph-rsid="001b6131" style:font-style-asian="normal" style:font-weight-asian="bold" style:font-name-complex="Times New Roman" style:font-style-complex="normal" style:font-weight-complex="bold"/>
    </style:style>
    <style:style style:name="P3" style:family="paragraph" style:parent-style-name="Standard">
      <style:text-properties fo:color="#000000" style:font-name="Times New Roman" fo:font-style="normal" style:text-underline-style="none" fo:font-weight="bold" officeooo:rsid="001c761e" officeooo:paragraph-rsid="00166fc8" style:font-style-asian="normal" style:font-weight-asian="bold" style:font-name-complex="Times New Roman" style:font-style-complex="normal" style:font-weight-complex="bold"/>
    </style:style>
    <style:style style:name="P4" style:family="paragraph" style:parent-style-name="Standard">
      <style:text-properties fo:color="#000000" style:font-name="Times New Roman" fo:font-style="normal" style:text-underline-style="none" fo:font-weight="bold" officeooo:rsid="001c761e" officeooo:paragraph-rsid="001b6131" style:font-style-asian="normal" style:font-weight-asian="bold" style:font-name-complex="Times New Roman" style:font-style-complex="normal" style:font-weight-complex="bold"/>
    </style:style>
    <style:style style:name="P5" style:family="paragraph" style:parent-style-name="Standard" style:list-style-name="WW8Num3">
      <style:text-properties fo:color="#000000" style:font-name="Times New Roman" fo:font-style="normal" style:text-underline-style="none" fo:font-weight="bold" officeooo:paragraph-rsid="00166fc8" style:font-style-asian="normal" style:font-weight-asian="bold" style:font-name-complex="Times New Roman" style:font-style-complex="normal" style:font-weight-complex="bold"/>
    </style:style>
    <style:style style:name="P6" style:family="paragraph" style:parent-style-name="Standard" style:list-style-name="WW8Num3">
      <style:text-properties fo:color="#000000" style:font-name="Times New Roman" fo:font-style="normal" style:text-underline-style="none" fo:font-weight="bold" officeooo:paragraph-rsid="001b6131" style:font-style-asian="normal" style:font-weight-asian="bold" style:font-name-complex="Times New Roman" style:font-style-complex="normal" style:font-weight-complex="bold"/>
    </style:style>
    <style:style style:name="P7" style:family="paragraph" style:parent-style-name="Standard" style:list-style-name="WW8Num3">
      <style:text-properties fo:color="#000000" style:font-name="Times New Roman" fo:font-style="normal" style:text-underline-style="none" fo:font-weight="bold" officeooo:rsid="001b6131" officeooo:paragraph-rsid="001b6131" style:font-style-asian="normal" style:font-weight-asian="bold" style:font-name-complex="Times New Roman" style:font-style-complex="normal" style:font-weight-complex="bold"/>
    </style:style>
    <style:style style:name="P8" style:family="paragraph" style:parent-style-name="Standard" style:list-style-name="WW8Num3">
      <style:text-properties fo:color="#000000" style:font-name="Times New Roman" fo:font-style="normal" style:text-underline-style="none" fo:font-weight="bold" officeooo:rsid="0024d312" officeooo:paragraph-rsid="00166fc8" style:font-style-asian="normal" style:font-weight-asian="bold" style:font-name-complex="Times New Roman" style:font-style-complex="normal" style:font-weight-complex="bold"/>
    </style:style>
    <style:style style:name="P9" style:family="paragraph" style:parent-style-name="Standard" style:list-style-name="WW8Num3">
      <style:text-properties fo:color="#000000" style:font-name="Times New Roman" fo:font-style="normal" style:text-underline-style="none" fo:font-weight="bold" officeooo:rsid="0024d312" officeooo:paragraph-rsid="00185c83" style:font-style-asian="normal" style:font-weight-asian="bold" style:font-name-complex="Times New Roman" style:font-style-complex="normal" style:font-weight-complex="bold"/>
    </style:style>
    <style:style style:name="P10" style:family="paragraph" style:parent-style-name="Standard" style:list-style-name="WW8Num3">
      <style:text-properties fo:color="#000000" style:font-name="Times New Roman" fo:font-style="normal" style:text-underline-style="none" fo:font-weight="normal" officeooo:paragraph-rsid="00166fc8" style:font-style-asian="normal" style:font-weight-asian="normal" style:font-name-complex="Times New Roman" style:font-style-complex="normal" style:font-weight-complex="normal"/>
    </style:style>
    <style:style style:name="P11" style:family="paragraph" style:parent-style-name="Standard" style:list-style-name="WW8Num3">
      <style:text-properties fo:color="#000000" style:font-name="Times New Roman" fo:font-style="normal" style:text-underline-style="none" fo:font-weight="normal" officeooo:paragraph-rsid="001b6131" style:font-style-asian="normal" style:font-weight-asian="normal" style:font-name-complex="Times New Roman" style:font-style-complex="normal" style:font-weight-complex="normal"/>
    </style:style>
    <style:style style:name="P12" style:family="paragraph" style:parent-style-name="Standard" style:list-style-name="WW8Num3">
      <style:text-properties fo:color="#000000" style:font-name="Times New Roman" fo:font-style="normal" style:text-underline-style="none" fo:font-weight="normal" officeooo:rsid="0024d312" officeooo:paragraph-rsid="00166fc8" style:font-style-asian="normal" style:font-weight-asian="normal" style:font-name-complex="Times New Roman" style:font-style-complex="normal" style:font-weight-complex="normal"/>
    </style:style>
    <style:style style:name="P13" style:family="paragraph" style:parent-style-name="Standard" style:list-style-name="WW8Num3">
      <style:text-properties fo:color="#000000" style:font-name="Times New Roman" fo:font-style="normal" style:text-underline-style="none" fo:font-weight="normal" officeooo:rsid="0024d312" officeooo:paragraph-rsid="00185c83" style:font-style-asian="normal" style:font-weight-asian="normal" style:font-name-complex="Times New Roman" style:font-style-complex="normal" style:font-weight-complex="normal"/>
    </style:style>
    <style:style style:name="P14" style:family="paragraph" style:parent-style-name="Standard" style:list-style-name="WW8Num3">
      <style:text-properties fo:color="#000000" style:font-name="Times New Roman" fo:font-style="normal" style:text-underline-style="none" fo:font-weight="normal" officeooo:rsid="0024d312" officeooo:paragraph-rsid="001b1ca7" style:font-style-asian="normal" style:font-weight-asian="normal" style:font-name-complex="Times New Roman" style:font-style-complex="normal" style:font-weight-complex="normal"/>
    </style:style>
    <style:style style:name="P15" style:family="paragraph" style:parent-style-name="Standard" style:list-style-name="WW8Num3">
      <style:text-properties fo:color="#000000" style:font-name="Times New Roman" fo:font-style="normal" style:text-underline-style="none" fo:font-weight="normal" officeooo:rsid="0024d312" officeooo:paragraph-rsid="001b6131" style:font-style-asian="normal" style:font-weight-asian="normal" style:font-name-complex="Times New Roman" style:font-style-complex="normal" style:font-weight-complex="normal"/>
    </style:style>
    <style:style style:name="P16" style:family="paragraph" style:parent-style-name="Standard">
      <style:text-properties fo:color="#000000" style:font-name="Times New Roman" fo:font-style="normal" style:text-underline-style="none" fo:font-weight="normal" officeooo:rsid="0024d312" officeooo:paragraph-rsid="00185c83" style:font-style-asian="normal" style:font-weight-asian="normal" style:font-name-complex="Times New Roman" style:font-style-complex="normal" style:font-weight-complex="normal"/>
    </style:style>
    <style:style style:name="P17" style:family="paragraph" style:parent-style-name="Standard">
      <style:text-properties fo:color="#000000" style:font-name="Times New Roman" fo:font-style="normal" style:text-underline-style="none" fo:font-weight="normal" officeooo:rsid="0024d312" officeooo:paragraph-rsid="001b6131" style:font-style-asian="normal" style:font-weight-asian="normal" style:font-name-complex="Times New Roman" style:font-style-complex="normal" style:font-weight-complex="normal"/>
    </style:style>
    <style:style style:name="P18" style:family="paragraph" style:parent-style-name="Standard" style:list-style-name="WW8Num3">
      <style:text-properties fo:color="#000000" style:font-name="Times New Roman" fo:font-style="normal" style:text-underline-style="none" fo:font-weight="normal" officeooo:rsid="001c761e" officeooo:paragraph-rsid="00166fc8" style:font-style-asian="normal" style:font-weight-asian="normal" style:font-name-complex="Times New Roman" style:font-style-complex="normal" style:font-weight-complex="normal"/>
    </style:style>
    <style:style style:name="P19" style:family="paragraph" style:parent-style-name="Standard" style:list-style-name="WW8Num3">
      <style:text-properties fo:color="#000000" style:font-name="Times New Roman" fo:font-style="normal" style:text-underline-style="none" fo:font-weight="normal" officeooo:rsid="001c761e" officeooo:paragraph-rsid="001b1ca7" style:font-style-asian="normal" style:font-weight-asian="normal" style:font-name-complex="Times New Roman" style:font-style-complex="normal" style:font-weight-complex="normal"/>
    </style:style>
    <style:style style:name="P20" style:family="paragraph" style:parent-style-name="Standard" style:list-style-name="WW8Num3">
      <style:text-properties fo:color="#000000" style:font-name="Times New Roman" fo:font-style="normal" style:text-underline-style="none" fo:font-weight="normal" officeooo:rsid="001c761e" officeooo:paragraph-rsid="001b6131" style:font-style-asian="normal" style:font-weight-asian="normal" style:font-name-complex="Times New Roman" style:font-style-complex="normal" style:font-weight-complex="normal"/>
    </style:style>
    <style:style style:name="P21" style:family="paragraph" style:parent-style-name="Standard" style:list-style-name="WW8Num3">
      <style:text-properties fo:color="#000000" style:font-name="Times New Roman" fo:font-style="normal" style:text-underline-style="none" fo:font-weight="normal" officeooo:rsid="001b1ca7" officeooo:paragraph-rsid="001b1ca7" style:font-style-asian="normal" style:font-weight-asian="normal" style:font-name-complex="Times New Roman" style:font-style-complex="normal" style:font-weight-complex="normal"/>
    </style:style>
    <style:style style:name="P22" style:family="paragraph" style:parent-style-name="Standard" style:list-style-name="WW8Num3">
      <style:text-properties fo:color="#000000" style:font-name="Times New Roman" fo:font-style="normal" style:text-underline-style="none" fo:font-weight="normal" officeooo:rsid="001b6131" officeooo:paragraph-rsid="001b6131" style:font-style-asian="normal" style:font-weight-asian="normal" style:font-name-complex="Times New Roman" style:font-style-complex="normal" style:font-weight-complex="normal"/>
    </style:style>
    <style:style style:name="P23" style:family="paragraph" style:parent-style-name="Standard" style:list-style-name="WW8Num3">
      <style:text-properties officeooo:paragraph-rsid="00166fc8"/>
    </style:style>
    <style:style style:name="P24" style:family="paragraph" style:parent-style-name="Standard" style:list-style-name="WW8Num3">
      <style:text-properties officeooo:paragraph-rsid="001b6131"/>
    </style:style>
    <style:style style:name="P25" style:family="paragraph" style:parent-style-name="Standard">
      <style:text-properties officeooo:paragraph-rsid="00166fc8"/>
    </style:style>
    <style:style style:name="P26" style:family="paragraph" style:parent-style-name="Standard" style:list-style-name="WW8Num3">
      <style:text-properties officeooo:rsid="0019923d" officeooo:paragraph-rsid="0019923d"/>
    </style:style>
    <style:style style:name="P27" style:family="paragraph" style:parent-style-name="Standard">
      <style:text-properties officeooo:paragraph-rsid="001b6131"/>
    </style:style>
    <style:style style:name="P28" style:family="paragraph" style:parent-style-name="Standard" style:list-style-name="WW8Num3">
      <style:text-properties officeooo:rsid="001b6131" officeooo:paragraph-rsid="001b6131"/>
    </style:style>
    <style:style style:name="T1" style:family="text">
      <style:text-properties officeooo:rsid="00232d70"/>
    </style:style>
    <style:style style:name="T2" style:family="text">
      <style:text-properties officeooo:rsid="0024d312"/>
    </style:style>
    <style:style style:name="T3" style:family="text">
      <style:text-properties fo:color="#000000" style:font-name="Times New Roman" fo:font-style="normal" style:text-underline-style="none" fo:font-weight="normal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color="#000000" style:font-name="Times New Roman" fo:font-style="normal" style:text-underline-style="none" fo:font-weight="normal" officeooo:rsid="00259664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fo:color="#000000" style:font-name="Times New Roman" fo:font-style="normal" style:text-underline-style="none" fo:font-weight="normal" officeooo:rsid="0024d312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color="#000000" style:font-name="Times New Roman" fo:font-style="normal" style:text-underline-style="none" fo:font-weight="normal" officeooo:rsid="001c761e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fo:color="#000000" style:font-name="Times New Roman" fo:font-style="normal" style:text-underline-style="none" fo:font-weight="normal" officeooo:rsid="0019923d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e0eb0" style:font-style-asian="italic" style:font-weight-asian="bold" style:font-style-complex="italic" style:font-weight-complex="bold"/>
    </style:style>
    <style:style style:name="T10" style:family="text">
      <style:text-properties officeooo:rsid="00271fd2"/>
    </style:style>
    <style:style style:name="T11" style:family="text">
      <style:text-properties officeooo:rsid="001e0eb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4d312" style:font-weight-asian="bold" style:font-weight-complex="bold"/>
    </style:style>
    <style:style style:name="T14" style:family="text">
      <style:text-properties fo:font-weight="bold" officeooo:rsid="0019923d" style:font-weight-asian="bold" style:font-weight-complex="bold"/>
    </style:style>
    <style:style style:name="T15" style:family="text">
      <style:text-properties fo:font-weight="bold" officeooo:rsid="001b1ca7" style:font-weight-asian="bold" style:font-weight-complex="bold"/>
    </style:style>
    <style:style style:name="T16" style:family="text">
      <style:text-properties fo:font-weight="bold" officeooo:rsid="001b6131" style:font-weight-asian="bold" style:font-weight-complex="bold"/>
    </style:style>
    <style:style style:name="T17" style:family="text">
      <style:text-properties officeooo:rsid="0016d157"/>
    </style:style>
    <style:style style:name="T18" style:family="text">
      <style:text-properties officeooo:rsid="00185c83"/>
    </style:style>
    <style:style style:name="T19" style:family="text">
      <style:text-properties officeooo:rsid="001b1ca7"/>
    </style:style>
    <style:style style:name="T20" style:family="text">
      <style:text-properties officeooo:rsid="001b61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50252826328081018" text:style-name="WW8Num3">
        <text:list-header>
          <text:p text:style-name="P1">//---------------------------------------------------------------------------- </text:p>
        </text:list-header>
      </text:list>
      <text:p text:style-name="P3"><text:s text:c="12"/>// </text:p>
      <text:list xml:id="list192552032811414" text:continue-numbering="true" text:style-name="WW8Num3">
        <text:list-header>
          <text:p text:style-name="P1">//--------------------------- <text:span text:style-name="T17">SIMULATED_WAR</text:span>---------------------- </text:p>
          <text:p text:style-name="P1">// </text:p>
          <text:p text:style-name="P1">//---------------------------------------------------------------------------- </text:p>
          <text:p text:style-name="P1">// </text:p>
          <text:p text:style-name="P1">// <text:s/>Program Name: <text:span text:style-name="T17">card</text:span> Class Header </text:p>
          <text:p text:style-name="P1">// </text:p>
          <text:p text:style-name="P1">// <text:s/>Author <text:s text:c="11"/>: <text:s/>Mosfiqur Rahman </text:p>
          <text:p text:style-name="P1">// <text:s/>Date <text:s text:c="15"/>: <text:s/><text:span text:style-name="T1">May</text:span>, 2016 </text:p>
          <text:p text:style-name="P1">// <text:s/>Last Modified: <text:s/><text:span text:style-name="T17">19</text:span>th <text:span text:style-name="T1">May</text:span>, 2016 </text:p>
        </text:list-header>
      </text:list>
      <text:p text:style-name="P3"/>
      <text:p text:style-name="P3"/>
      <text:list xml:id="list192553025159437" text:continue-numbering="true" text:style-name="WW8Num3">
        <text:list-item>
          <text:p text:style-name="P5">System Manual:</text:p>
          <text:list>
            <text:list-item>
              <text:p text:style-name="P10">The system uses the <text:span text:style-name="T17">card</text:span> class (see <text:span text:style-name="T18">card</text:span>.h and <text:span text:style-name="T18">card.</text:span>cpp files)</text:p>
            </text:list-item>
            <text:list-item>
              <text:p text:style-name="P23"><text:span text:style-name="T3">The current system uses the following methods </text:span><text:span text:style-name="T4">and attribute </text:span><text:span text:style-name="T3">from the </text:span><text:span text:style-name="T7">card</text:span><text:span text:style-name="T3"> class:</text:span></text:p>
              <text:p text:style-name="P10"/>
              <text:list>
                <text:list-item>
                  <text:p text:style-name="P12">Private [<text:span text:style-name="T8">Attribute</text:span>]:</text:p>
                  <text:list>
                    <text:list-item>
                      <text:p text:style-name="P8"><text:span text:style-name="T18">Rank</text:span> <text:span text:style-name="T18">myRank</text:span></text:p>
                      <text:list>
                        <text:list-item>
                          <text:p text:style-name="P12">suitable data structure for flawless program<text:span text:style-name="T10">ming</text:span> operation</text:p>
                        </text:list-item>
                      </text:list>
                    </text:list-item>
                    <text:list-item>
                      <text:p text:style-name="P9"><text:span text:style-name="T18">Suit</text:span> <text:span text:style-name="T18">mySuit</text:span></text:p>
                      <text:list>
                        <text:list-item>
                          <text:p text:style-name="P13">suitable <text:span text:style-name="T18">enum </text:span>data structure for flawless program<text:span text:style-name="T10">ming</text:span> operatio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><text:tab/><text:tab/></text:p>
      <text:list xml:id="list192552209879801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"/>
                        </text:list-header>
                      </text:list>
                    </text:list-item>
                  </text:list>
                </text:list-item>
                <text:list-item>
                  <text:p text:style-name="P10">Default <text:span text:style-name="T11">[</text:span><text:span text:style-name="T9">C</text:span><text:span text:style-name="T8">onstructor</text:span><text:span text:style-name="T11">]:</text:span> </text:p>
                  <text:list>
                    <text:list-item>
                      <text:p text:style-name="P10"><text:span text:style-name="T14">card</text:span><text:span text:style-name="T13">(</text:span><text:span text:style-name="T14">Suit s, Rank r</text:span><text:span text:style-name="T13">)</text:span>: <text:span text:style-name="T11">it initializes the card's suit and rank</text:span></text:p>
                      <text:p text:style-name="P10"/>
                    </text:list-item>
                  </text:list>
                </text:list-item>
                <text:list-item>
                  <text:p text:style-name="P18"><text:span text:style-name="T2">Other</text:span> methods: gets <text:span text:style-name="T2">&amp; sets </text:span>the values of specific attributes</text:p>
                  <text:list>
                    <text:list-item>
                      <text:p text:style-name="P18"><text:span text:style-name="T14">Rank</text:span><text:span text:style-name="T13"> </text:span><text:span text:style-name="T14">getRank</text:span><text:span text:style-name="T13">() </text:span><text:span text:style-name="T14">const</text:span><text:span text:style-name="T12"> </text:span>: </text:p>
                      <text:list>
                        <text:list-item>
                          <text:p text:style-name="P26"><text:span text:style-name="T5">g</text:span><text:span text:style-name="T3">ets the rank of a card</text:span></text:p>
                          <text:p text:style-name="P12"/>
                        </text:list-item>
                      </text:list>
                    </text:list-item>
                    <text:list-item>
                      <text:p text:style-name="P18"><text:span text:style-name="T14">Suit getSuit</text:span><text:span text:style-name="T13">() </text:span><text:span text:style-name="T14">const</text:span>: </text:p>
                      <text:list>
                        <text:list-item>
                          <text:p text:style-name="P26"><text:span text:style-name="T6">g</text:span><text:span text:style-name="T3">ets the suit name of a card</text:span></text:p>
                          <text:p text:style-name="P18"/>
                        </text:list-item>
                      </text:list>
                    </text:list-item>
                    <text:list-item>
                      <text:p text:style-name="P19"><text:span text:style-name="T15">ostream &amp; operator&lt;&lt;(ostream&amp; os, const card&amp; c)</text:span>: </text:p>
                      <text:list>
                        <text:list-item>
                          <text:p text:style-name="P21">overloads the output operator</text:p>
                          <text:p text:style-name="P12"/>
                        </text:list-item>
                      </text:list>
                    </text:list-item>
                    <text:list-item>
                      <text:p text:style-name="P19"><text:span text:style-name="T15">bool operator==(const card&amp; lhs, const card&amp; rhs)</text:span>: </text:p>
                      <text:list>
                        <text:list-item>
                          <text:p text:style-name="P21">overloads the comparison operator</text:p>
                          <text:p text:style-name="P12"/>
                        </text:list-item>
                      </text:list>
                    </text:list-item>
                    <text:list-item>
                      <text:p text:style-name="P19"><text:span text:style-name="T15">bool operator&lt;(const card &amp; my_rank, const card &amp; my_suit)</text:span>: </text:p>
                      <text:list>
                        <text:list-item>
                          <text:p text:style-name="P12">overloads the <text:span text:style-name="T19">less than</text:span> operator</text:p>
                          <text:p text:style-name="P12"/>
                        </text:list-item>
                      </text:list>
                    </text:list-item>
                    <text:list-item>
                      <text:p text:style-name="P19"><text:span text:style-name="T15">bool operator&gt;(const card &amp; my_rank, const card &amp; my_suit)</text:span>: </text:p>
                      <text:list>
                        <text:list-item>
                          <text:p text:style-name="P14">overloads the <text:span text:style-name="T19">greater than</text:span> operato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list xml:id="list192553428155139" text:continue-numbering="true" text:style-name="WW8Num3">
        <text:list-header>
          <text:p text:style-name="P2"><text:soft-page-break/>// <text:s/>Program Name: <text:span text:style-name="T20">deck</text:span> Class Header </text:p>
          <text:p text:style-name="P2">// </text:p>
          <text:p text:style-name="P2">// <text:s/>Author <text:s text:c="11"/>: <text:s/>Mosfiqur Rahman </text:p>
          <text:p text:style-name="P2">// <text:s/>Date <text:s text:c="15"/>: <text:s/><text:span text:style-name="T1">May</text:span>, 2016 </text:p>
          <text:p text:style-name="P2">// <text:s/>Last Modified: <text:s/><text:span text:style-name="T17">19</text:span>th <text:span text:style-name="T1">May</text:span>, 2016 </text:p>
        </text:list-header>
      </text:list>
      <text:p text:style-name="P4"/>
      <text:p text:style-name="P4"/>
      <text:list xml:id="list192552016809154" text:continue-numbering="true" text:style-name="WW8Num3">
        <text:list-item>
          <text:p text:style-name="P6">System Manual:</text:p>
          <text:list>
            <text:list-item>
              <text:p text:style-name="P11">The system uses the <text:span text:style-name="T17">card</text:span> <text:span text:style-name="T20">&amp; deck </text:span>class (see <text:span text:style-name="T18">card</text:span>.h, <text:span text:style-name="T20">deck.h, deck.cpp</text:span> and <text:span text:style-name="T18">card.</text:span>cpp files)</text:p>
            </text:list-item>
            <text:list-item>
              <text:p text:style-name="P24"><text:span text:style-name="T3">The current system uses the following methods </text:span><text:span text:style-name="T4">and attribute </text:span><text:span text:style-name="T3">from the </text:span><text:span text:style-name="T7">card</text:span><text:span text:style-name="T3"> class:</text:span></text:p>
              <text:p text:style-name="P11"/>
              <text:list>
                <text:list-item>
                  <text:p text:style-name="P15">Private [<text:span text:style-name="T8">Attribute</text:span>]:</text:p>
                  <text:list>
                    <text:list-item>
                      <text:p text:style-name="P7">deque&lt;card&gt; myCards</text:p>
                      <text:list>
                        <text:list-item>
                          <text:p text:style-name="P15">suitable data structure for flawless program<text:span text:style-name="T10">ming</text:span> operatio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><text:tab/><text:tab/></text:p>
      <text:list xml:id="list192552308627076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5"/>
                        </text:list-header>
                      </text:list>
                    </text:list-item>
                  </text:list>
                </text:list-item>
                <text:list-item>
                  <text:p text:style-name="P11">Default <text:span text:style-name="T11">[</text:span><text:span text:style-name="T9">C</text:span><text:span text:style-name="T8">onstructor</text:span><text:span text:style-name="T11">]:</text:span> </text:p>
                  <text:list>
                    <text:list-item>
                      <text:p text:style-name="P11"><text:span text:style-name="T16">deck</text:span><text:span text:style-name="T13">()</text:span>: <text:span text:style-name="T11">it initializes a deck</text:span></text:p>
                      <text:p text:style-name="P11"/>
                    </text:list-item>
                  </text:list>
                </text:list-item>
                <text:list-item>
                  <text:p text:style-name="P20"><text:span text:style-name="T2">Other</text:span> methods: gets <text:span text:style-name="T2">&amp; sets </text:span>the values of specific attributes</text:p>
                  <text:list>
                    <text:list-item>
                      <text:p text:style-name="P20"><text:span text:style-name="T16">void shuffle()</text:span><text:span text:style-name="T12"> </text:span>: </text:p>
                      <text:list>
                        <text:list-item>
                          <text:p text:style-name="P28"><text:span text:style-name="T3">shuffles the cards of a deck</text:span></text:p>
                          <text:p text:style-name="P15"/>
                        </text:list-item>
                      </text:list>
                    </text:list-item>
                    <text:list-item>
                      <text:p text:style-name="P20"><text:span text:style-name="T16">card dealCard()</text:span>: </text:p>
                      <text:list>
                        <text:list-item>
                          <text:p text:style-name="P28"><text:span text:style-name="T3">deals a single card from top of the deck</text:span></text:p>
                          <text:p text:style-name="P20"/>
                        </text:list-item>
                      </text:list>
                    </text:list-item>
                    <text:list-item>
                      <text:p text:style-name="P20"><text:span text:style-name="T16">deck dealCards(int n)</text:span>: </text:p>
                      <text:list>
                        <text:list-item>
                          <text:p text:style-name="P22">deals a stack of n cards from top of the deck</text:p>
                          <text:p text:style-name="P15"/>
                        </text:list-item>
                      </text:list>
                    </text:list-item>
                    <text:list-item>
                      <text:p text:style-name="P20"><text:span text:style-name="T16">size_t size() const</text:span>: </text:p>
                      <text:list>
                        <text:list-item>
                          <text:p text:style-name="P22">finds the number of cards in the deck</text:p>
                          <text:p text:style-name="P15"/>
                        </text:list-item>
                      </text:list>
                    </text:list-item>
                    <text:list-item>
                      <text:p text:style-name="P20"><text:span text:style-name="T16">void addCard(card c)</text:span>: </text:p>
                      <text:list>
                        <text:list-item>
                          <text:p text:style-name="P22">adds a new card to the bottom of the deck</text:p>
                          <text:p text:style-name="P15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, 'Arial Unicode MS'"/>
    <style:font-face style:name="Symbol" svg:font-family="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3z0" style:family="text">
      <style:text-properties style:font-name="Symbol" fo:font-family="Symbol" style:font-name-complex="OpenSymbol" style:font-family-complex="OpenSymbol, 'Arial Unicode MS'"/>
    </style:style>
    <style:style style:name="WW8Num3z1" style:family="text">
      <style:text-properties fo:color="#000000" style:font-name="OpenSymbol" fo:font-family="OpenSymbol, 'Arial Unicode MS'" style:font-name-complex="OpenSymbol" style:font-family-complex="OpenSymbol, 'Arial Unicode MS'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7:27:26.725724953</meta:creation-date>
    <meta:generator>LibreOffice/4.2.8.2$Linux_X86_64 LibreOffice_project/420m0$Build-2</meta:generator>
    <dc:date>2016-05-19T19:25:51.265708629</dc:date>
    <meta:editing-duration>PT1H57M37S</meta:editing-duration>
    <meta:editing-cycles>3</meta:editing-cycles>
    <meta:document-statistic meta:table-count="0" meta:image-count="0" meta:object-count="0" meta:page-count="2" meta:paragraph-count="76" meta:word-count="382" meta:character-count="2216" meta:non-whitespace-character-count="1854"/>
  </office:meta>
</office:document-meta>
</file>